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ystemResource.tou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getParen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getRandomAcces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delete( boolean pruneEmptyParentDi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ystemResource.spoo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System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makeParentDi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ystemResource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FileSystemResource( FileSystem fs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ystemResourc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.move( String d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